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f459" officeooo:paragraph-rsid="0001f459"/>
    </style:style>
    <style:style style:name="P2" style:family="paragraph" style:parent-style-name="Standard">
      <style:paragraph-properties fo:text-align="center" style:justify-single-word="false"/>
      <style:text-properties fo:color="#ce181e" fo:font-size="18pt" officeooo:rsid="0001f459" officeooo:paragraph-rsid="0001f459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color="#ce181e" fo:font-size="15pt" officeooo:rsid="0003d3ea" officeooo:paragraph-rsid="0003d3ea" style:font-size-asian="15pt" style:font-size-complex="15pt"/>
    </style:style>
    <style:style style:name="P4" style:family="paragraph" style:parent-style-name="Standard">
      <style:text-properties officeooo:rsid="0002d36f" officeooo:paragraph-rsid="0002d36f"/>
    </style:style>
    <style:style style:name="P5" style:family="paragraph" style:parent-style-name="Standard">
      <style:paragraph-properties fo:text-align="center" style:justify-single-word="false"/>
      <style:text-properties officeooo:rsid="0002d36f" officeooo:paragraph-rsid="0002d36f"/>
    </style:style>
    <style:style style:name="P6" style:family="paragraph" style:parent-style-name="Standard">
      <style:paragraph-properties fo:text-align="start" style:justify-single-word="false"/>
      <style:text-properties fo:color="#000000" fo:font-size="12pt" officeooo:rsid="000486ca" officeooo:paragraph-rsid="000486ca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fo:font-size="12pt" officeooo:rsid="000568f4" officeooo:paragraph-rsid="000568f4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color="#000000" fo:font-size="12pt" officeooo:rsid="0007063f" officeooo:paragraph-rsid="0007063f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officeooo:rsid="0007063f" officeooo:paragraph-rsid="0007063f"/>
    </style:style>
    <style:style style:name="P10" style:family="paragraph" style:parent-style-name="Standard">
      <style:paragraph-properties fo:text-align="start" style:justify-single-word="false"/>
      <style:text-properties officeooo:rsid="00076cc9" officeooo:paragraph-rsid="00076cc9"/>
    </style:style>
    <style:style style:name="P11" style:family="paragraph" style:parent-style-name="Standard">
      <style:paragraph-properties fo:text-align="start" style:justify-single-word="false"/>
      <style:text-properties officeooo:rsid="000a65e1" officeooo:paragraph-rsid="000a65e1"/>
    </style:style>
    <style:style style:name="P12" style:family="paragraph" style:parent-style-name="Standard">
      <style:paragraph-properties fo:text-align="start" style:justify-single-word="false"/>
      <style:text-properties officeooo:rsid="000a6afc" officeooo:paragraph-rsid="000a6afc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style:paragraph-properties fo:text-align="center"/>
    </style:style>
    <style:style style:name="T1" style:family="text">
      <style:text-properties officeooo:rsid="0007063f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officeooo:rsid="00090daa"/>
    </style: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araison de séquences</text:p>
      <text:p text:style-name="P2">Comparaisons de génomes</text:p>
      <text:p text:style-name="P1"/>
      <text:p text:style-name="P1">Eric Tannier</text:p>
      <text:p text:style-name="P1"><text:a xlink:type="simple" xlink:href="mailto:eric.tannier@univ-lyon1.fr" text:style-name="Internet_20_link" text:visited-style-name="Visited_20_Internet_20_Link">eric.tannier@univ-lyon1.fr</text:a></text:p>
      <text:p text:style-name="P1">diapo disponible sur le site internet</text:p>
      <text:p text:style-name="P1"/>
      <text:p text:style-name="P4">Comparaison de séquences : prédiction de fonctions,phylogénie, biodiversité, annotation…</text:p>
      <text:p text:style-name="P4"/>
      <text:p text:style-name="P4"/>
      <text:p text:style-name="P3">Rappel<text:span text:style-name="T3">s</text:span> sur l’homologie et la similarité</text:p>
      <text:p text:style-name="P3"/>
      <text:p text:style-name="P6">Bras d’un humain et aile d’un oiseau =homologues</text:p>
      <text:p text:style-name="P6">aile de l’oiseau et aile d’une chauve-souris = homologues comment ?</text:p>
      <text:p text:style-name="P6">Homologues en tant que membres → même ancêtre commun en tant que membre mais pas en tant qu’aile. Les membres ont évolué de manière indépendante pour donner des ailes de nature différente.</text:p>
      <text:p text:style-name="P6"/>
      <text:p text:style-name="P7">Génomes peuvent être homologues sans que les chromosomes ne le soient.</text:p>
      <text:p text:style-name="P7">Gènes peuvent être homologues avec des nucléotides non homologues.</text:p>
      <text:p text:style-name="P7"/>
      <text:p text:style-name="P8"><draw:line text:anchor-type="paragraph" draw:z-index="0" draw:name="Forme1" draw:style-name="gr1" draw:text-style-name="P13" svg:x1="7.098cm" svg:y1="0.912cm" svg:x2="8.5cm" svg:y2="0.436cm"><text:p/></draw:line><draw:line text:anchor-type="paragraph" draw:z-index="1" draw:name="Forme2" draw:style-name="gr2" draw:text-style-name="P14" svg:x1="10.061cm" svg:y1="0.912cm" svg:x2="8.5cm" svg:y2="0.436cm"><text:p/></draw:line>A----B</text:p>
      <text:p text:style-name="P8"/>
      <text:p text:style-name="P8"><draw:line text:anchor-type="paragraph" draw:z-index="2" draw:name="Forme3" draw:style-name="gr2" draw:text-style-name="P14" svg:x1="6.913cm" svg:y1="0.388cm" svg:x2="6.913cm" svg:y2="1.261cm"><text:p/></draw:line><draw:line text:anchor-type="paragraph" draw:z-index="3" draw:name="Forme4" draw:style-name="gr2" draw:text-style-name="P14" svg:x1="10.088cm" svg:y1="0.441cm" svg:x2="10.114cm" svg:y2="1.288cm"><text:p/></draw:line>A----<text:span text:style-name="T2">B</text:span> <text:s text:c="18"/><text:span text:style-name="T2">A</text:span>----B</text:p>
      <text:p text:style-name="P8"/>
      <text:p text:style-name="P8"/>
      <text:p text:style-name="P8">A <text:s text:c="27"/>B</text:p>
      <text:p text:style-name="P8"/>
      <text:p text:style-name="P5"><text:s/><text:span text:style-name="T1">A et B sont homologues</text:span></text:p>
      <text:p text:style-name="P5"/>
      <text:p text:style-name="P9">Similarité sans homologie. On peut trouver plusieurs séquences (souvent courtes) similaires mais qui n’ont aucun ancêtre commun. </text:p>
      <text:p text:style-name="P10">Complexité d’un texte = capacité à l’écrire d’une manière plus simple.</text:p>
      <text:p text:style-name="P10">Exemple : <text:tab/>AAAAAA = 6A</text:p>
      <text:p text:style-name="P10"><text:tab/><text:tab/>ATCGTG = ATCGTG</text:p>
      <text:p text:style-name="P10"/>
      <text:p text:style-name="P11">On peut quantifier la simmilarité mais pas l’homologie.</text:p>
      <text:p text:style-name="P12">Similarité =notion quantitative.</text:p>
      <text:p text:style-name="P12">Homologie =notion qualitati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08:12:38.917633979</meta:creation-date>
    <dc:date>2018-09-25T08:43:23.468843315</dc:date>
    <meta:editing-duration>PT30M45S</meta:editing-duration>
    <meta:editing-cycles>10</meta:editing-cycles>
    <meta:generator>LibreOffice/5.4.6.2$Linux_X86_64 LibreOffice_project/40m0$Build-2</meta:generator>
    <meta:document-statistic meta:table-count="0" meta:image-count="0" meta:object-count="0" meta:page-count="1" meta:paragraph-count="23" meta:word-count="164" meta:character-count="1134" meta:non-whitespace-character-count="946"/>
  </office:meta>
</office:document-meta>
</file>